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3d15fd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49eb4e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13da3"/>
    </style:style>
    <style:style style:name="P31" style:family="paragraph" style:parent-style-name="Standard">
      <style:paragraph-properties fo:text-align="start" style:justify-single-word="false"/>
      <style:text-properties officeooo:paragraph-rsid="0029a17c"/>
    </style:style>
    <style:style style:name="P32" style:family="paragraph" style:parent-style-name="Standard">
      <style:paragraph-properties fo:text-align="start" style:justify-single-word="false"/>
      <style:text-properties officeooo:paragraph-rsid="00270c0f"/>
    </style:style>
    <style:style style:name="P33" style:family="paragraph" style:parent-style-name="Standard">
      <style:paragraph-properties fo:text-align="start" style:justify-single-word="false"/>
      <style:text-properties officeooo:paragraph-rsid="00214f9f"/>
    </style:style>
    <style:style style:name="P34" style:family="paragraph" style:parent-style-name="Standard">
      <style:paragraph-properties fo:text-align="start" style:justify-single-word="false"/>
      <style:text-properties officeooo:paragraph-rsid="0026c843"/>
    </style:style>
    <style:style style:name="P35" style:family="paragraph" style:parent-style-name="Standard">
      <style:paragraph-properties fo:text-align="start" style:justify-single-word="false"/>
      <style:text-properties officeooo:paragraph-rsid="003d15fd"/>
    </style:style>
    <style:style style:name="P36" style:family="paragraph" style:parent-style-name="Standard">
      <style:paragraph-properties fo:text-align="start" style:justify-single-word="false"/>
      <style:text-properties officeooo:paragraph-rsid="0049eb4e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37c38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113da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37c383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list-style-name="L5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5021cc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 style:list-style-name="L5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51d62a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546c2b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50990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51d62a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5021cc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51d62a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5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5021cc" fo:background-color="#fff5ce" style:font-size-asian="10.5pt" style:font-style-asian="italic" style:font-weight-asian="bold" style:font-size-complex="12pt" style:font-style-complex="italic" style:font-weight-complex="bold"/>
    </style:style>
    <style:style style:name="P54" style:family="paragraph" style:parent-style-name="Standard" style:list-style-name="L5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51d62a" fo:background-color="#fff5ce" style:font-size-asian="10.5pt" style:font-style-asian="italic" style:font-weight-asian="bold" style:font-size-complex="12pt" style:font-style-complex="italic" style:font-weight-complex="bold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49eb4e" fo:background-color="#fff5ce" style:font-size-asian="10.5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50990f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51d62a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officeooo:paragraph-rsid="0029a17c"/>
    </style:style>
    <style:style style:name="P59" style:family="paragraph" style:parent-style-name="Standard" style:list-style-name="L2">
      <style:paragraph-properties fo:text-align="start" style:justify-single-word="false"/>
      <style:text-properties officeooo:paragraph-rsid="002db578"/>
    </style:style>
    <style:style style:name="P60" style:family="paragraph" style:parent-style-name="Standard" style:list-style-name="L3">
      <style:paragraph-properties fo:text-align="start" style:justify-single-word="false"/>
      <style:text-properties officeooo:paragraph-rsid="002b4b42"/>
    </style:style>
    <style:style style:name="P61" style:family="paragraph" style:parent-style-name="Standard" style:list-style-name="L3">
      <style:paragraph-properties fo:text-align="start" style:justify-single-word="false"/>
      <style:text-properties officeooo:paragraph-rsid="0026c843"/>
    </style:style>
    <style:style style:name="P62" style:family="paragraph" style:parent-style-name="Standard">
      <style:paragraph-properties fo:text-align="start" style:justify-single-word="false"/>
      <style:text-properties officeooo:paragraph-rsid="0049eb4e"/>
    </style:style>
    <style:style style:name="P63" style:family="paragraph" style:parent-style-name="Standard">
      <style:paragraph-properties fo:text-align="start" style:justify-single-word="false"/>
      <style:text-properties officeooo:paragraph-rsid="0050990f"/>
    </style:style>
    <style:style style:name="P64" style:family="paragraph" style:parent-style-name="Standard">
      <style:paragraph-properties fo:text-align="start" style:justify-single-word="false"/>
      <style:text-properties officeooo:paragraph-rsid="0051d62a"/>
    </style:style>
    <style:style style:name="P65" style:family="paragraph" style:parent-style-name="Standard" style:list-style-name="L5">
      <style:paragraph-properties fo:text-align="start" style:justify-single-word="false"/>
      <style:text-properties officeooo:paragraph-rsid="0051d62a"/>
    </style:style>
    <style:style style:name="P66" style:family="paragraph" style:parent-style-name="Standard">
      <style:paragraph-properties fo:text-align="start" style:justify-single-word="false"/>
      <style:text-properties officeooo:paragraph-rsid="005711c0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0" style:family="text">
      <style:text-properties style:font-name="Avenir Next" fo:font-size="12pt" style:text-underline-style="none" fo:font-weight="bold" officeooo:rsid="002d0738" style:font-size-asian="10.5pt" style:font-weight-asian="bold" style:font-size-complex="12pt" style:font-weight-complex="bold"/>
    </style:style>
    <style:style style:name="T11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Avenir Next" fo:font-size="12pt" fo:font-style="normal" style:text-underline-style="none" fo:font-weight="bold" officeooo:rsid="002d0738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144904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348670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364271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3d15fd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venir Next" fo:font-size="12pt" fo:font-style="normal" style:text-underline-style="none" fo:font-weight="bold" officeooo:rsid="004f97ad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venir Next" fo:font-size="12pt" fo:font-style="normal" style:text-underline-style="none" fo:font-weight="bold" officeooo:rsid="005711c0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venir Next" fo:font-size="12pt" fo:font-style="normal" style:text-underline-style="none" fo:font-weight="bold" officeooo:rsid="005735a0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 Next" fo:font-size="12pt" fo:font-style="normal" style:text-underline-style="none" fo:font-weight="normal" officeooo:rsid="00433e15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venir Next" fo:font-size="12pt" fo:font-style="normal" style:text-underline-style="none" fo:font-weight="normal" officeooo:rsid="0054b8af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venir Next" fo:font-size="12pt" fo:font-style="normal" style:text-underline-style="none" fo:font-weight="normal" officeooo:rsid="0054c5f4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venir Next" fo:font-size="12pt" fo:font-style="normal" style:text-underline-style="none" fo:font-weight="normal" officeooo:rsid="005631d1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venir Next" fo:font-size="12pt" fo:font-style="italic" style:text-underline-style="none" fo:font-weight="bold" officeooo:rsid="004696c1" fo:background-color="#fff5ce" loext:char-shading-value="0" style:font-size-asian="10.5pt" style:font-style-asian="italic" style:font-weight-asian="bold" style:font-size-complex="12pt" style:font-style-complex="italic" style:font-weight-complex="bold"/>
    </style:style>
    <style:style style:name="T37" style:family="text">
      <style:text-properties officeooo:rsid="001e0c0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6c843" style:font-weight-asian="bold" style:font-weight-complex="bold"/>
    </style:style>
    <style:style style:name="T40" style:family="text">
      <style:text-properties fo:font-weight="bold" officeooo:rsid="0049eb4e" style:font-weight-asian="bold" style:font-weight-complex="bold"/>
    </style:style>
    <style:style style:name="T41" style:family="text">
      <style:text-properties officeooo:rsid="0024baa4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29a17c" style:font-style-asian="normal" style:font-style-complex="normal"/>
    </style:style>
    <style:style style:name="T44" style:family="text">
      <style:text-properties fo:font-style="normal" officeooo:rsid="003a5017" style:font-style-asian="normal" style:font-style-complex="normal"/>
    </style:style>
    <style:style style:name="T45" style:family="text">
      <style:text-properties officeooo:rsid="0026c843"/>
    </style:style>
    <style:style style:name="T46" style:family="text">
      <style:text-properties officeooo:rsid="00144904"/>
    </style:style>
    <style:style style:name="T47" style:family="text">
      <style:text-properties officeooo:rsid="0029a17c"/>
    </style:style>
    <style:style style:name="T48" style:family="text">
      <style:text-properties officeooo:rsid="002d0738"/>
    </style:style>
    <style:style style:name="T49" style:family="text">
      <style:text-properties officeooo:rsid="0030aa48"/>
    </style:style>
    <style:style style:name="T50" style:family="text">
      <style:text-properties officeooo:rsid="00339f1b"/>
    </style:style>
    <style:style style:name="T51" style:family="text">
      <style:text-properties officeooo:rsid="0037c383"/>
    </style:style>
    <style:style style:name="T52" style:family="text">
      <style:text-properties officeooo:rsid="00389904"/>
    </style:style>
    <style:style style:name="T53" style:family="text">
      <style:text-properties officeooo:rsid="003a5017"/>
    </style:style>
    <style:style style:name="T54" style:family="text">
      <style:text-properties officeooo:rsid="0050990f"/>
    </style:style>
    <style:style style:name="T55" style:family="text">
      <style:text-properties officeooo:rsid="0051d62a"/>
    </style:style>
    <style:style style:name="T56" style:family="text">
      <style:text-properties style:text-line-through-style="none" style:text-line-through-type="none" officeooo:rsid="0051d62a"/>
    </style:style>
    <style:style style:name="T57" style:family="text">
      <style:text-properties style:text-line-through-style="none" style:text-line-through-type="none" style:font-name="Avenir Next" fo:font-size="12pt" fo:font-style="italic" style:text-underline-style="none" fo:font-weight="bold" officeooo:rsid="0051d62a" fo:background-color="#fff5ce" loext:char-shading-value="0" style:font-size-asian="10.5pt" style:font-style-asian="italic" style:font-weight-asian="bold" style:font-size-complex="12pt" style:font-style-complex="italic" style:font-weight-complex="bold"/>
    </style:style>
    <style:style style:name="T58" style:family="text">
      <style:text-properties officeooo:rsid="00536670"/>
    </style:style>
    <style:style style:name="T59" style:family="text">
      <style:text-properties officeooo:rsid="0054b8af"/>
    </style:style>
    <style:style style:name="T60" style:family="text">
      <style:text-properties officeooo:rsid="0054c5f4"/>
    </style:style>
    <style:style style:name="T61" style:family="text">
      <style:text-properties officeooo:rsid="005711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19">Step #1 – Reading the Reuter’s collection</text:p>
      <text:p text:style-name="P19">(block-1-reader.py)</text:p>
      <text:p text:style-name="P16"/>
      <text:p text:style-name="P28">Tested Commands</text:p>
      <text:list xml:id="list3713380701" text:style-name="L1">
        <text:list-item>
          <text:p text:style-name="P37">python3 ./block-1-reader.py --path reuters21578</text:p>
        </text:list-item>
        <text:list-item>
          <text:p text:style-name="P58"><text:span text:style-name="T9">python3 ./block-1-reader.py --path reuters21578 -o </text:span><text:span text:style-name="T10">collection</text:span><text:span text:style-name="T9">.json</text:span></text:p>
        </text:list-item>
      </text:list>
      <text:p text:style-name="P17"/>
      <text:p text:style-name="P14">============================================================</text:p>
      <text:p text:style-name="P14">Input: <text:span text:style-name="T46">reuters21578 </text:span>(Corpus’ path)</text:p>
      <text:p text:style-name="P32"><text:span text:style-name="T4">Output: </text:span><text:span text:style-name="T6">Creates a JSON file of the entire collection of </text:span><text:span text:style-name="T4">SGM </text:span><text:span text:style-name="T5">000 </text:span><text:span text:style-name="T6">to</text:span><text:span text:style-name="T5"> 021</text:span><text:span text:style-name="T4"> data as a string.</text:span></text:p>
      <text:p text:style-name="P15">============================================================</text:p>
      <text:p text:style-name="P11"/>
      <text:p text:style-name="P11">- <text:span text:style-name="T1">Changing directory to /reuters21578 to scan for .sgm files.</text:span></text:p>
      <text:p text:style-name="P11">- open(file_name,'r', errors='ignore'): <text:span text:style-name="T1">Opening files but set errors parameter to ignore due to unicode issue in sgm17.</text:span></text:p>
      <text:p text:style-name="P18">Error: </text:p>
      <text:p text:style-name="P18">UnicodeDecodeError: 'utf-8' codec can't decode byte 0xfc in position 1519554: invalid start byte</text:p>
      <text:p text:style-name="P18"/>
      <text:p text:style-name="P10"/>
      <text:p text:style-name="P19">Step #2 – Extracting the raw text of each article from the corpus </text:p>
      <text:p text:style-name="P19">(block-2-document-segmenter.py)</text:p>
      <text:p text:style-name="P7"/>
      <text:p text:style-name="P28">Tested Commands</text:p>
      <text:list xml:id="list1283593438" text:style-name="L2">
        <text:list-item>
          <text:p text:style-name="P42">python3 <text:span text:style-name="T37">./block-2-document-segmenter.py -i </text:span><text:span text:style-name="T48">collection</text:span><text:span text:style-name="T46">.json</text:span></text:p>
        </text:list-item>
        <text:list-item>
          <text:p text:style-name="P59"><text:span text:style-name="T13">python3 ./block-2-document-segmenter.py -i </text:span><text:span text:style-name="T14">collection</text:span><text:span text:style-name="T15">.json</text:span><text:span text:style-name="T13"> -o </text:span><text:span text:style-name="T16">documents</text:span><text:span text:style-name="T13">.json</text:span></text:p>
        </text:list-item>
        <text:list-item>
          <text:p text:style-name="P38">python3 ./block-1-reader.py --path reuters21578 | python3 ./block-2-document-segmenter.py</text:p>
        </text:list-item>
        <text:list-item>
          <text:p text:style-name="P39">python3 ./block-1-reader.py --path reuters21578 | python3 ./block-2-document-segmenter.py -o documents.json </text:p>
        </text:list-item>
      </text:list>
      <text:p text:style-name="P27"/>
      <text:p text:style-name="P14">============================================================</text:p>
      <text:p text:style-name="P33"><text:span text:style-name="T2">- Input: </text:span><text:span text:style-name="T7">collection</text:span><text:span text:style-name="T2">.json contains all the documents </text:span><text:span text:style-name="T7">or pipelined stdin data from</text:span></text:p>
      <text:p text:style-name="P33"><text:span text:style-name="T2">- Output: Creates </text:span><text:span text:style-name="T7">a</text:span><text:span text:style-name="T2"> </text:span><text:span text:style-name="T7">JSON file</text:span><text:span text:style-name="T2"> with </text:span><text:span text:style-name="T7">5 documents</text:span><text:span text:style-name="T2">.</text:span></text:p>
      <text:p text:style-name="P14"><text:soft-page-break/>============================================================</text:p>
      <text:p text:style-name="P12"/>
      <text:p text:style-name="P12">- <text:span text:style-name="T38">**BeautifulSoup must be installed to parse the documents.</text:span></text:p>
      <text:p text:style-name="P12">- replace("reuters", "REUTERS") is used to satisfied the assert &lt;REUTERS&gt; since html parser lower-cases the tags.</text:p>
      <text:p text:style-name="P12">- find_all('reuters',limit=5): <text:span text:style-name="T50">P</text:span>arse 5 documents as for the output required.</text:p>
      <text:p text:style-name="P12">- sys.stdin.isatty(): <text:span text:style-name="T50">C</text:span><text:span text:style-name="T49">heck if stdin filestream is being used.</text:span></text:p>
      <text:p text:style-name="P12">- sys.stdin.read(): <text:span text:style-name="T50">R</text:span><text:span text:style-name="T49">ead the pipelined data</text:span></text:p>
      <text:p text:style-name="P31"><text:span text:style-name="T2">- str(</text:span><text:span text:style-name="T3">document</text:span><text:span text:style-name="T2">): </text:span><text:span text:style-name="T8">C</text:span><text:span text:style-name="T2">hange the “tag” object to “string”</text:span></text:p>
      <text:p text:style-name="P31"><text:span text:style-name="T3">- enumerate(documents): </text:span><text:span text:style-name="T8">Used to iterate but keep an index variable</text:span></text:p>
      <text:p text:style-name="P10"/>
      <text:p text:style-name="P30"><text:span text:style-name="T11">Step #3 – </text:span><text:span text:style-name="T12">Extraction</text:span></text:p>
      <text:p text:style-name="P20">(block-3-extractor.py)</text:p>
      <text:p text:style-name="P20"/>
      <text:p text:style-name="P28">Tested Commands</text:p>
      <text:list xml:id="list2919147573" text:style-name="L3">
        <text:list-item>
          <text:p text:style-name="P60"><text:span text:style-name="T17">python3 ./block-3-extractor.py -i document</text:span><text:span text:style-name="T19">s</text:span><text:span text:style-name="T17">.json</text:span></text:p>
        </text:list-item>
        <text:list-item>
          <text:p text:style-name="P61"><text:span text:style-name="T17">python3 ./block-3-extractor.py -i document</text:span><text:span text:style-name="T19">s</text:span><text:span text:style-name="T17">.json -o </text:span><text:span text:style-name="T18">articles</text:span><text:span text:style-name="T17">.json </text:span></text:p>
        </text:list-item>
        <text:list-item>
          <text:p text:style-name="P43">python3 ./block-1-reader.py --path reuters21578 | python3 ./block-2-document-segmenter.py | python3 ./block-3-extractor.py</text:p>
        </text:list-item>
        <text:list-item>
          <text:p text:style-name="P44">python3 ./block-1-reader.py --path reuters21578 | python3 ./block-2-document-segmenter.py | python3 ./block-3-extractor.py -<text:span text:style-name="T51">o articles.json</text:span></text:p>
        </text:list-item>
      </text:list>
      <text:p text:style-name="P6"/>
      <text:p text:style-name="P8">============================================================</text:p>
      <text:p text:style-name="P34"><text:span text:style-name="T25">- Input: </text:span><text:span text:style-name="T26">document</text:span><text:span text:style-name="T27">s</text:span><text:span text:style-name="T25">.json </text:span><text:span text:style-name="T26">contains </text:span><text:span text:style-name="T27">5 documents</text:span></text:p>
      <text:p text:style-name="P34"><text:span text:style-name="T26">- Output: </text:span><text:span text:style-name="T30">5 dictionaries</text:span><text:span text:style-name="T26"> with ID and Text</text:span></text:p>
      <text:p text:style-name="P24">============================================================</text:p>
      <text:p text:style-name="P21"/>
      <text:p text:style-name="P21"><text:span text:style-name="T45">- </text:span><text:span text:style-name="T39">**BeautifulSoup must be installed to parse the documents.</text:span></text:p>
      <text:p text:style-name="P26">- document_id: <text:span text:style-name="T52">Consists of ID with whitespace and escape characters</text:span></text:p>
      <text:p text:style-name="P21">- document_id_arr: <text:span text:style-name="T53">Consists of an array with one element (the ID #). </text:span><text:span text:style-name="T47">Python’s regex library is used to parse the document_id without the escaped characters and whitespace.</text:span></text:p>
      <text:p text:style-name="P21">- document.body.contents[0]: <text:span text:style-name="T53">Used to get the b</text:span>ody tag's text</text:p>
      <text:p text:style-name="P13"><text:span text:style-name="T42">- </text:span><text:span text:style-name="T43">str(text): </text:span><text:span text:style-name="T44">C</text:span><text:span text:style-name="T43">ast the iterable string to a normal string.</text:span></text:p>
      <text:p text:style-name="P13"><text:span text:style-name="T43">- re.sub(r"[\\]+","",text): Remove escaped backslash lines</text:span></text:p>
      <text:p text:style-name="P13"><text:span text:style-name="T43"/></text:p>
      <text:p text:style-name="P10"/>
      <text:p text:style-name="P19">Step #4 – <text:span text:style-name="T41">Tokenisation and m</text:span>aking all text lowercase</text:p>
      <text:p text:style-name="P19">(block-4-tokeniser.py)</text:p>
      <text:p text:style-name="P10"/>
      <text:p text:style-name="P29">Tested Commands</text:p>
      <text:list xml:id="list3319004574" text:style-name="L4">
        <text:list-item>
          <text:p text:style-name="P45">python3 block-4-tokenizer.py -i articles.json</text:p>
        </text:list-item>
        <text:list-item>
          <text:p text:style-name="P45">python3 block-4-tokenizer.py -i articles.json -o tokens.json </text:p>
        </text:list-item>
        <text:list-item>
          <text:p text:style-name="P55"><text:soft-page-break/>python3 ./block-1-reader.py --path reuters21578 | python3 ./block-2-document-segmenter.py | python3 ./block-3-extractor.py | python3 ./block-4-tokenizer.py</text:p>
        </text:list-item>
        <text:list-item>
          <text:p text:style-name="P55">python3 ./block-1-reader.py --path reuters21578 | python3 ./block-2-document-segmenter.py | python3 ./block-3-extractor.py | python3 ./block-4-tokenizer.py -o tokens.json</text:p>
        </text:list-item>
      </text:list>
      <text:p text:style-name="P23"/>
      <text:p text:style-name="P9">============================================================</text:p>
      <text:p text:style-name="P35"><text:span text:style-name="T25">- Input: </text:span><text:span text:style-name="T28">articles</text:span><text:span text:style-name="T25">.json </text:span><text:span text:style-name="T26">contains </text:span><text:span text:style-name="T30">dictionaries with ID and Text</text:span><text:span text:style-name="T29"> </text:span></text:p>
      <text:p text:style-name="P35"><text:span text:style-name="T26">- Output: </text:span><text:span text:style-name="T31">Lists of Tokens</text:span><text:span text:style-name="T32"> </text:span><text:span text:style-name="T31"><text:s/>[ID, Token]</text:span></text:p>
      <text:p text:style-name="P25">============================================================</text:p>
      <text:p text:style-name="P22"/>
      <text:p text:style-name="P36"><text:span text:style-name="T26">- </text:span><text:span text:style-name="T20">**</text:span><text:span text:style-name="T21">NLTK</text:span><text:span text:style-name="T20"> must be installed to </text:span><text:span text:style-name="T21">tokenise</text:span><text:span text:style-name="T20"> the </text:span><text:span text:style-name="T21">texts</text:span><text:span text:style-name="T20">.</text:span></text:p>
      <text:p text:style-name="P36"><text:span text:style-name="T20">- **</text:span><text:span text:style-name="T22">ppyaml must be installed to parse the dictionary in the pipeline.</text:span></text:p>
      <text:p text:style-name="P40">- word_tokenize(full_text): Use NLTK to tokenise the text.</text:p>
      <text:p text:style-name="P10"/>
      <text:p text:style-name="P19">Step #5 – Apply Porter Stemmer</text:p>
      <text:p text:style-name="P19">(block-5-stemmer.py)</text:p>
      <text:p text:style-name="P10"/>
      <text:p text:style-name="P51">Tested Commands</text:p>
      <text:list xml:id="list2137097606" text:style-name="L5">
        <text:list-item>
          <text:p text:style-name="P46">python3 ./block-5-stemmer.py -i tokens.json</text:p>
        </text:list-item>
        <text:list-item>
          <text:p text:style-name="P46">python3 ./block-5-stemmer.py -i tokens.json -o stems.json </text:p>
        </text:list-item>
        <text:list-item>
          <text:p text:style-name="P53">python3 ./block-1-reader.py --path reuters21578 | python3 ./block-2-document-segmenter.py | python3 ./block-3-extractor.py | python3 ./block-4-tokenizer.py | python3 ./block-5-stemmer.py</text:p>
        </text:list-item>
        <text:list-item>
          <text:p text:style-name="P53">python3 ./block-1-reader.py --path reuters21578 | python3 ./block-2-document-segmenter.py | python3 ./block-3-extractor.py | python3 ./block-4-tokenizer.py | python3 ./block-5-stemmer.py -<text:span text:style-name="T54">o stems.json</text:span></text:p>
        </text:list-item>
      </text:list>
      <text:p text:style-name="P56">============================================================</text:p>
      <text:p text:style-name="P63"><text:span text:style-name="T25">- Input: </text:span><text:span text:style-name="T34">tokens</text:span><text:span text:style-name="T25">.json </text:span><text:span text:style-name="T26">contains </text:span><text:span text:style-name="T33">lists</text:span><text:span text:style-name="T30"> with ID and Text</text:span><text:span text:style-name="T29"> </text:span></text:p>
      <text:p text:style-name="P63"><text:span text:style-name="T26">- Output: </text:span><text:span text:style-name="T31">Lists of </text:span><text:span text:style-name="T33">Stemmed </text:span><text:span text:style-name="T31">Tokens</text:span><text:span text:style-name="T32"> </text:span><text:span text:style-name="T31"><text:s/>[ID, Token]</text:span></text:p>
      <text:p text:style-name="P49">============================================================</text:p>
      <text:p text:style-name="P10"/>
      <text:p text:style-name="P19">Step #6 – Given a list of stop words, remove those stop words from text.</text:p>
      <text:p text:style-name="P19">(block-6-stopwords-removal.py)</text:p>
      <text:p text:style-name="P2"/>
      <text:p text:style-name="P52">Tested Commands</text:p>
      <text:list xml:id="list123403342015563" text:continue-numbering="true" text:style-name="L5">
        <text:list-item>
          <text:p text:style-name="P48">python3 ./block-6-stopwords-removal.py -<text:span text:style-name="T58">i stems.json</text:span></text:p>
        </text:list-item>
        <text:list-item>
          <text:p text:style-name="P47">python3 ./block-6-stopwords-removal.py -<text:span text:style-name="T58">i stems.json</text:span> -s &lt;Stopwords file path&gt;</text:p>
        </text:list-item>
        <text:list-item>
          <text:p text:style-name="P54">python3 ./block-1-reader.py --path reuters21578 | python3 ./block-2-document-segmenter.py | python3 ./block-3-extractor.py | python3 ./block-4-tokenizer.py | python3 ./block-5-stemmer.py | python3 ./block-6-stopwords-removal.py</text:p>
        </text:list-item>
        <text:list-item>
          <text:p text:style-name="P65"><text:soft-page-break/><text:span text:style-name="T36">python3 ./block-1-reader.py --path reuters21578 | python3 ./block-2-document-segmenter.py | python3 ./block-3-extractor.py | python3 ./block-4-tokenizer.py | python3 ./block-5-stemmer.py | python3 ./block-6-stopwords-removal.py </text:span><text:span text:style-name="T57">-o finaloutput.json</text:span></text:p>
        </text:list-item>
      </text:list>
      <text:p text:style-name="P57">============================================================</text:p>
      <text:p text:style-name="P64"><text:span text:style-name="T25">- Input: </text:span><text:span text:style-name="T34">stems</text:span><text:span text:style-name="T25">.json </text:span><text:span text:style-name="T26">contains </text:span><text:span text:style-name="T34">lists</text:span><text:span text:style-name="T30"> with ID and </text:span><text:span text:style-name="T34">stemmed text </text:span><text:span text:style-name="T35">and optionally a list of stopwords.</text:span></text:p>
      <text:p text:style-name="P64"><text:span text:style-name="T26">- Output: </text:span><text:span text:style-name="T31">Lists of Tokens</text:span><text:span text:style-name="T32"> </text:span><text:span text:style-name="T31"><text:s/>[ID, Token]</text:span></text:p>
      <text:p text:style-name="P50">============================================================</text:p>
      <text:p text:style-name="P50"/>
      <text:p text:style-name="P66"><text:span text:style-name="T26">- </text:span><text:span text:style-name="T20">**</text:span><text:span text:style-name="T21">NLTK</text:span><text:span text:style-name="T20"> must be installed </text:span><text:span text:style-name="T23">to get a list of stopwords </text:span><text:span text:style-name="T24">to remove</text:span><text:span text:style-name="T20">.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9T12:34:02.158581663</dc:date>
    <meta:editing-duration>PT9H32M25S</meta:editing-duration>
    <meta:editing-cycles>63</meta:editing-cycles>
    <meta:generator>LibreOffice/7.0.0.3$MacOSX_X86_64 LibreOffice_project/8061b3e9204bef6b321a21033174034a5e2ea88e</meta:generator>
    <meta:document-statistic meta:table-count="0" meta:image-count="0" meta:object-count="0" meta:page-count="4" meta:paragraph-count="90" meta:word-count="660" meta:character-count="5789" meta:non-whitespace-character-count="5236"/>
  </office:meta>
</office:document-meta>
</file>